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7" style:family="text">
      <style:text-properties fo:font-weight="bold"/>
    </style:style>
    <style:style style:name="T8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asilije in Cacak</text:p>
      <text:section text:style-name="Sect1" text:name="pageContent">
        <text:p text:style-name="P6">time limit per test</text:p>
        <text:p text:style-name="P7">1 second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Aca and Milovan, two fellow competitive programmers, decided to give Vasilije a problem to test his skills.</text:p>
        <text:p text:style-name="P9">Vasilije is given three positive integers: <text:bookmark text:name="MathJax-Element-1-Frame"/><text:bookmark text:name="MathJax-Span-1"/><text:bookmark text:name="MathJax-Span-2"/><text:bookmark text:name="MathJax-Span-3"/><text:span text:style-name="T1">n</text:span><text:span text:style-name="T2">�</text:span>, <text:bookmark text:name="MathJax-Element-2-Frame"/><text:bookmark text:name="MathJax-Span-4"/><text:bookmark text:name="MathJax-Span-5"/><text:bookmark text:name="MathJax-Span-6"/><text:span text:style-name="T1">k</text:span><text:span text:style-name="T2">�</text:span>, and <text:bookmark text:name="MathJax-Element-3-Frame"/><text:bookmark text:name="MathJax-Span-7"/><text:bookmark text:name="MathJax-Span-8"/><text:bookmark text:name="MathJax-Span-9"/><text:span text:style-name="T1">x</text:span><text:span text:style-name="T2">�</text:span>, and he has to determine if he can choose <text:bookmark text:name="MathJax-Element-4-Frame"/><text:bookmark text:name="MathJax-Span-10"/><text:bookmark text:name="MathJax-Span-11"/><text:bookmark text:name="MathJax-Span-12"/><text:span text:style-name="T1">k</text:span><text:span text:style-name="T2">�</text:span> distinct integers between <text:bookmark text:name="MathJax-Element-5-Frame"/><text:bookmark text:name="MathJax-Span-13"/><text:bookmark text:name="MathJax-Span-14"/><text:bookmark text:name="MathJax-Span-15"/><text:span text:style-name="T3">1</text:span><text:span text:style-name="T2">1</text:span> and <text:bookmark text:name="MathJax-Element-6-Frame"/><text:bookmark text:name="MathJax-Span-16"/><text:bookmark text:name="MathJax-Span-17"/><text:bookmark text:name="MathJax-Span-18"/><text:span text:style-name="T1">n</text:span><text:span text:style-name="T2">�</text:span>, such that their sum is equal to <text:bookmark text:name="MathJax-Element-7-Frame"/><text:bookmark text:name="MathJax-Span-19"/><text:bookmark text:name="MathJax-Span-20"/><text:bookmark text:name="MathJax-Span-21"/><text:span text:style-name="T1">x</text:span><text:span text:style-name="T2">�</text:span>.</text:p>
        <text:p text:style-name="P8">Since Vasilije is now in the weirdest city in Serbia where Aca and Milovan live, Cacak, the problem seems weird to him. So he needs your help with this problem.</text:p>
        <text:p text:style-name="P11">Input</text:p>
        <text:p text:style-name="P9">The first line contains a single integer <text:bookmark text:name="MathJax-Element-8-Frame"/><text:bookmark text:name="MathJax-Span-22"/><text:bookmark text:name="MathJax-Span-23"/><text:bookmark text:name="MathJax-Span-24"/><text:span text:style-name="T1">t</text:span><text:span text:style-name="T2">�</text:span> (<text:bookmark text:name="MathJax-Element-9-Frame"/><text:bookmark text:name="MathJax-Span-25"/><text:bookmark text:name="MathJax-Span-26"/><text:bookmark text:name="MathJax-Span-27"/><text:span text:style-name="T3">1</text:span><text:bookmark text:name="MathJax-Span-28"/><text:span text:style-name="T5">≤</text:span><text:bookmark text:name="MathJax-Span-29"/><text:span text:style-name="T1">t</text:span><text:bookmark text:name="MathJax-Span-30"/><text:span text:style-name="T5">≤</text:span><text:bookmark text:name="MathJax-Span-31"/><text:bookmark text:name="MathJax-Span-32"/><text:span text:style-name="T3">10</text:span><text:bookmark text:name="MathJax-Span-33"/><text:span text:style-name="T4">4</text:span><text:span text:style-name="T2">1≤�≤104</text:span>) — the number of test cases.</text:p>
        <text:p text:style-name="P9">The only line of each test case contains three integers <text:bookmark text:name="MathJax-Element-10-Frame"/><text:bookmark text:name="MathJax-Span-34"/><text:bookmark text:name="MathJax-Span-35"/><text:bookmark text:name="MathJax-Span-36"/><text:span text:style-name="T1">n</text:span><text:span text:style-name="T2">�</text:span>, <text:bookmark text:name="MathJax-Element-11-Frame"/><text:bookmark text:name="MathJax-Span-37"/><text:bookmark text:name="MathJax-Span-38"/><text:bookmark text:name="MathJax-Span-39"/><text:span text:style-name="T1">k</text:span><text:span text:style-name="T2">�</text:span> and <text:bookmark text:name="MathJax-Element-12-Frame"/><text:bookmark text:name="MathJax-Span-40"/><text:bookmark text:name="MathJax-Span-41"/><text:bookmark text:name="MathJax-Span-42"/><text:span text:style-name="T1">x</text:span><text:span text:style-name="T2">�</text:span> (<text:bookmark text:name="MathJax-Element-13-Frame"/><text:bookmark text:name="MathJax-Span-43"/><text:bookmark text:name="MathJax-Span-44"/><text:bookmark text:name="MathJax-Span-45"/><text:span text:style-name="T3">1</text:span><text:bookmark text:name="MathJax-Span-46"/><text:span text:style-name="T5">≤</text:span><text:bookmark text:name="MathJax-Span-47"/><text:span text:style-name="T1">n</text:span><text:bookmark text:name="MathJax-Span-48"/><text:span text:style-name="T5">≤</text:span><text:bookmark text:name="MathJax-Span-49"/><text:span text:style-name="T3">2</text:span><text:bookmark text:name="MathJax-Span-50"/><text:span text:style-name="T5">⋅</text:span><text:bookmark text:name="MathJax-Span-51"/><text:bookmark text:name="MathJax-Span-52"/><text:span text:style-name="T3">10</text:span><text:bookmark text:name="MathJax-Span-53"/><text:span text:style-name="T4">5</text:span><text:span text:style-name="T2">1≤�≤2⋅105</text:span>, <text:bookmark text:name="MathJax-Element-14-Frame"/><text:bookmark text:name="MathJax-Span-54"/><text:bookmark text:name="MathJax-Span-55"/><text:bookmark text:name="MathJax-Span-56"/><text:span text:style-name="T3">1</text:span><text:bookmark text:name="MathJax-Span-57"/><text:span text:style-name="T5">≤</text:span><text:bookmark text:name="MathJax-Span-58"/><text:span text:style-name="T1">k</text:span><text:bookmark text:name="MathJax-Span-59"/><text:span text:style-name="T5">≤</text:span><text:bookmark text:name="MathJax-Span-60"/><text:span text:style-name="T1">n</text:span><text:span text:style-name="T2">1≤�≤�</text:span>, <text:bookmark text:name="MathJax-Element-15-Frame"/><text:bookmark text:name="MathJax-Span-61"/><text:bookmark text:name="MathJax-Span-62"/><text:bookmark text:name="MathJax-Span-63"/><text:span text:style-name="T3">1</text:span><text:bookmark text:name="MathJax-Span-64"/><text:span text:style-name="T5">≤</text:span><text:bookmark text:name="MathJax-Span-65"/><text:span text:style-name="T1">x</text:span><text:bookmark text:name="MathJax-Span-66"/><text:span text:style-name="T5">≤</text:span><text:bookmark text:name="MathJax-Span-67"/><text:span text:style-name="T3">4</text:span><text:bookmark text:name="MathJax-Span-68"/><text:span text:style-name="T5">⋅</text:span><text:bookmark text:name="MathJax-Span-69"/><text:bookmark text:name="MathJax-Span-70"/><text:span text:style-name="T3">10</text:span><text:bookmark text:name="MathJax-Span-71"/><text:bookmark text:name="MathJax-Span-72"/><text:bookmark text:name="MathJax-Span-73"/><text:span text:style-name="T4">10</text:span><text:span text:style-name="T2">1≤�≤4⋅1010</text:span>) — the maximum element he can choose, the number of elements he can choose and the sum he has to reach.</text:p>
        <text:p text:style-name="P9">Note that the sum of <text:bookmark text:name="MathJax-Element-16-Frame"/><text:bookmark text:name="MathJax-Span-74"/><text:bookmark text:name="MathJax-Span-75"/><text:bookmark text:name="MathJax-Span-76"/><text:span text:style-name="T1">n</text:span><text:span text:style-name="T2">�</text:span> over all test cases <text:span text:style-name="T7">may exceed</text:span> <text:bookmark text:name="MathJax-Element-17-Frame"/><text:bookmark text:name="MathJax-Span-77"/><text:bookmark text:name="MathJax-Span-78"/><text:bookmark text:name="MathJax-Span-79"/><text:span text:style-name="T3">2</text:span><text:bookmark text:name="MathJax-Span-80"/><text:span text:style-name="T5">⋅</text:span><text:bookmark text:name="MathJax-Span-81"/><text:bookmark text:name="MathJax-Span-82"/><text:span text:style-name="T3">10</text:span><text:bookmark text:name="MathJax-Span-83"/><text:span text:style-name="T4">5</text:span><text:span text:style-name="T2">2⋅105</text:span>.</text:p>
        <text:p text:style-name="P11">Output</text:p>
        <text:p text:style-name="P9">For each test case output one line: "<text:span text:style-name="T8">YES</text:span>", if it is possible to choose <text:bookmark text:name="MathJax-Element-18-Frame"/><text:bookmark text:name="MathJax-Span-84"/><text:bookmark text:name="MathJax-Span-85"/><text:bookmark text:name="MathJax-Span-86"/><text:span text:style-name="T1">k</text:span><text:span text:style-name="T2">�</text:span> distinct integers between <text:bookmark text:name="MathJax-Element-19-Frame"/><text:bookmark text:name="MathJax-Span-87"/><text:bookmark text:name="MathJax-Span-88"/><text:bookmark text:name="MathJax-Span-89"/><text:span text:style-name="T3">1</text:span><text:span text:style-name="T2">1</text:span> and <text:bookmark text:name="MathJax-Element-20-Frame"/><text:bookmark text:name="MathJax-Span-90"/><text:bookmark text:name="MathJax-Span-91"/><text:bookmark text:name="MathJax-Span-92"/><text:span text:style-name="T1">n</text:span><text:span text:style-name="T2">�</text:span>, such that their sum is equal to <text:bookmark text:name="MathJax-Element-21-Frame"/><text:bookmark text:name="MathJax-Span-93"/><text:bookmark text:name="MathJax-Span-94"/><text:bookmark text:name="MathJax-Span-95"/><text:span text:style-name="T1">x</text:span><text:span text:style-name="T2">�</text:span>, and "<text:span text:style-name="T8">NO</text:span>", if it isn't.</text:p>
        <text:p text:style-name="P8">You can output the answer in any case (for example, the strings "<text:span text:style-name="T8">yEs</text:span>", "<text:span text:style-name="T8">yes</text:span>", "<text:span text:style-name="T8">Yes</text:span>", and "<text:span text:style-name="T8">YES</text:span>" will be recognized as a positive answer).</text:p>
        <text:p text:style-name="P10">Example</text:p>
        <text:p text:style-name="P12">input</text:p>
        <text:section text:style-name="Sect1" text:name="id009904162070293723">
          <text:p text:style-name="P13">Copy</text:p>
        </text:section>
        <text:p text:style-name="P1"><text:bookmark text:name="id009219619019876908"/>12</text:p>
        <text:p text:style-name="P4">5 3 10</text:p>
        <text:p text:style-name="P1">5 3 3</text:p>
        <text:p text:style-name="P4">10 10 55</text:p>
        <text:p text:style-name="P1">6 5 20</text:p>
        <text:p text:style-name="P4">2 1 26</text:p>
        <text:p text:style-name="P1">187856 87856 2609202300</text:p>
        <text:p text:style-name="P4">200000 190000 19000000000</text:p>
        <text:p text:style-name="P1">28 5 2004</text:p>
        <text:p text:style-name="P4">2 2 2006</text:p>
        <text:p text:style-name="P1">9 6 40</text:p>
        <text:p text:style-name="P4">47202 32455 613407217</text:p>
        <text:p text:style-name="P1">185977 145541 15770805980</text:p>
        <text:p text:style-name="P12">output</text:p>
        <text:section text:style-name="Sect1" text:name="id0030020949790034224">
          <text:p text:style-name="P13">Copy</text:p>
        </text:section>
        <text:p text:style-name="P2"><text:bookmark text:name="id0048007505173223874"/>YES</text:p>
        <text:p text:style-name="P3">NO</text:p>
        <text:p text:style-name="P3">YES</text:p>
        <text:p text:style-name="P3">YES</text:p>
        <text:p text:style-name="P3">NO</text:p>
        <text:p text:style-name="P3">NO</text:p>
        <text:p text:style-name="P3">YES</text:p>
        <text:p text:style-name="P3">NO</text:p>
        <text:p text:style-name="P3">NO</text:p>
        <text:p text:style-name="P3">NO</text:p>
        <text:p text:style-name="P3">YES</text:p>
        <text:p text:style-name="P3">YES</text:p>
        <text:p text:style-name="P11">Note</text:p>
        <text:p text:style-name="P9"><text:soft-page-break/>In the first test case <text:bookmark text:name="MathJax-Element-22-Frame"/><text:bookmark text:name="MathJax-Span-96"/><text:bookmark text:name="MathJax-Span-97"/><text:bookmark text:name="MathJax-Span-98"/><text:span text:style-name="T1">n</text:span><text:bookmark text:name="MathJax-Span-99"/><text:span text:style-name="T3">=</text:span><text:bookmark text:name="MathJax-Span-100"/><text:span text:style-name="T3">5</text:span><text:bookmark text:name="MathJax-Span-101"/><text:span text:style-name="T3">,</text:span><text:bookmark text:name="MathJax-Span-102"/><text:span text:style-name="T5"> </text:span><text:bookmark text:name="MathJax-Span-103"/><text:span text:style-name="T1">k</text:span><text:bookmark text:name="MathJax-Span-104"/><text:span text:style-name="T3">=</text:span><text:bookmark text:name="MathJax-Span-105"/><text:span text:style-name="T3">3</text:span><text:bookmark text:name="MathJax-Span-106"/><text:span text:style-name="T3">,</text:span><text:bookmark text:name="MathJax-Span-107"/><text:span text:style-name="T5"> </text:span><text:bookmark text:name="MathJax-Span-108"/><text:span text:style-name="T1">x</text:span><text:bookmark text:name="MathJax-Span-109"/><text:span text:style-name="T3">=</text:span><text:bookmark text:name="MathJax-Span-110"/><text:span text:style-name="T3">10</text:span><text:span text:style-name="T2">�=5, �=3, �=10</text:span>, so we can choose the numbers: <text:bookmark text:name="MathJax-Element-23-Frame"/><text:bookmark text:name="MathJax-Span-111"/><text:bookmark text:name="MathJax-Span-112"/><text:bookmark text:name="MathJax-Span-113"/><text:span text:style-name="T3">2</text:span><text:span text:style-name="T2">2</text:span>, <text:bookmark text:name="MathJax-Element-24-Frame"/><text:bookmark text:name="MathJax-Span-114"/><text:bookmark text:name="MathJax-Span-115"/><text:bookmark text:name="MathJax-Span-116"/><text:span text:style-name="T3">3</text:span><text:span text:style-name="T2">3</text:span>, <text:bookmark text:name="MathJax-Element-25-Frame"/><text:bookmark text:name="MathJax-Span-117"/><text:bookmark text:name="MathJax-Span-118"/><text:bookmark text:name="MathJax-Span-119"/><text:span text:style-name="T3">5</text:span><text:span text:style-name="T2">5</text:span>, whose sum is <text:bookmark text:name="MathJax-Element-26-Frame"/><text:bookmark text:name="MathJax-Span-120"/><text:bookmark text:name="MathJax-Span-121"/><text:bookmark text:name="MathJax-Span-122"/><text:span text:style-name="T3">10</text:span><text:span text:style-name="T2">10</text:span>, so the answer is "<text:span text:style-name="T8">YES</text:span>".</text:p>
        <text:p text:style-name="P9">In the second test case <text:bookmark text:name="MathJax-Element-27-Frame"/><text:bookmark text:name="MathJax-Span-123"/><text:bookmark text:name="MathJax-Span-124"/><text:bookmark text:name="MathJax-Span-125"/><text:span text:style-name="T1">n</text:span><text:bookmark text:name="MathJax-Span-126"/><text:span text:style-name="T3">=</text:span><text:bookmark text:name="MathJax-Span-127"/><text:span text:style-name="T3">5</text:span><text:bookmark text:name="MathJax-Span-128"/><text:span text:style-name="T3">,</text:span><text:bookmark text:name="MathJax-Span-129"/><text:span text:style-name="T5"> </text:span><text:bookmark text:name="MathJax-Span-130"/><text:span text:style-name="T1">k</text:span><text:bookmark text:name="MathJax-Span-131"/><text:span text:style-name="T3">=</text:span><text:bookmark text:name="MathJax-Span-132"/><text:span text:style-name="T3">3</text:span><text:bookmark text:name="MathJax-Span-133"/><text:span text:style-name="T3">,</text:span><text:bookmark text:name="MathJax-Span-134"/><text:span text:style-name="T5"> </text:span><text:bookmark text:name="MathJax-Span-135"/><text:span text:style-name="T1">x</text:span><text:bookmark text:name="MathJax-Span-136"/><text:span text:style-name="T3">=</text:span><text:bookmark text:name="MathJax-Span-137"/><text:span text:style-name="T3">3</text:span><text:span text:style-name="T2">�=5, �=3, �=3</text:span>, there is no three numbers which satisfies the condition, so the answer is "<text:span text:style-name="T8">NO</text:span>". It can be shown that there are no three numbers whose sum is <text:bookmark text:name="MathJax-Element-28-Frame"/><text:bookmark text:name="MathJax-Span-138"/><text:bookmark text:name="MathJax-Span-139"/><text:bookmark text:name="MathJax-Span-140"/><text:span text:style-name="T3">3</text:span><text:span text:style-name="T2">3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2:13:31.812000000</dc:date>
    <meta:editing-duration>PT6S</meta:editing-duration>
    <meta:editing-cycles>1</meta:editing-cycles>
    <meta:document-statistic meta:table-count="0" meta:image-count="0" meta:object-count="0" meta:page-count="2" meta:paragraph-count="53" meta:word-count="347" meta:character-count="1801" meta:non-whitespace-character-count="1503"/>
    <meta:generator>LibreOffice/7.2.2.2$Windows_X86_64 LibreOffice_project/02b2acce88a210515b4a5bb2e46cbfb63fe97d56</meta:generator>
  </office:meta>
</office:document-meta>
</file>